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structionForReturns-2.1" table:style-name="ta1" table:print-ranges="A1:AF2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structionForReturns">
            <text:p>InstructionForReturns</text:p>
          </table:table-cell>
          <table:table-cell table:style-name="ce8" office:value-type="string" office:string-value="Instruction For Returns. Details">
            <text:p>Instruction For Returns. Details</text:p>
          </table:table-cell>
          <table:table-cell table:style-name="ce8" office:value-type="string" office:string-value=""/>
          <table:table-cell table:style-name="ce8" office:value-type="string" office:string-value="Instruction For Returns">
            <text:p>Instruction For Return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initiate a return of goods. The producer is requesting the return of products that are not selling well, either to use in other places or to free up rack or shelf space.">
            <text:p>A document used to initiate a return of goods. The producer is requesting the return of products that are not selling well, either to use in other places or to free up rack or shelf spa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Instruction For Returns. UBL Version Identifier. Identifier">
            <text:p>Instruction For Returns. UBL Version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Instruction For Returns. Customization Identifier. Identifier">
            <text:p>Instruction For Returns. Customization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Instruction For Returns. Profile Identifier. Identifier">
            <text:p>Instruction For Returns. Profile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Instruction For Returns. Profile Execution Identifier. Identifier">
            <text:p>Instruction For Returns. Profile Execution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Instruction For Returns. Identifier">
            <text:p>Instruction For Returns.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Document Number, Instruction for Returns Number">
            <text:p>Document Number, Instruction for Returns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Instruction For Returns. Copy_ Indicator. Indicator">
            <text:p>Instruction For Returns. Copy_ Indicator. Indicator</text:p>
          </table:table-cell>
          <table:table-cell table:style-name="ce9" office:value-type="string" office:string-value=""/>
          <table:table-cell office:value-type="string" table:style-name="ce9" office:string-value="Instruction For Returns">
            <text:p>Instruction For Return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Instruction For Returns. UUID. Identifier">
            <text:p>Instruction For Returns. UUID.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Instruction For Returns. Issue Date. Date">
            <text:p>Instruction For Returns. Issue Date. Date</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Instruction For Returns. Issue Time. Time">
            <text:p>Instruction For Returns. Issue Time. Time</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Instruction For Returns. Note. Text">
            <text:p>Instruction For Returns. Note. Text</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DocumentReference">
            <text:p>DocumentReference</text:p>
          </table:table-cell>
          <table:table-cell table:style-name="ce10" office:value-type="string" office:string-value="Instruction For Returns. Document Reference">
            <text:p>Instruction For Returns. Document Reference</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Instruction For Returns. Signature">
            <text:p>Instruction For Returns. Signature</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llerSupplierParty">
            <text:p>SellerSupplierParty</text:p>
          </table:table-cell>
          <table:table-cell table:style-name="ce10" office:value-type="string" office:string-value="Instruction For Returns. Seller_ Supplier Party. Supplier Party">
            <text:p>Instruction For Returns. Seller_ Supplier Party. Supplier Party</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5]"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tailerCustomerParty">
            <text:p>RetailerCustomerParty</text:p>
          </table:table-cell>
          <table:table-cell table:style-name="ce10" office:value-type="string" office:string-value="Instruction For Returns. Retailer_ Customer Party. Customer Party">
            <text:p>Instruction For Returns. Retailer_ Customer Party. Customer Party</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Retailer">
            <text:p>Retailer</text:p>
          </table:table-cell>
          <table:table-cell table:style-name="ce10" office:value-type="string" office:string-value=""/>
          <table:table-cell table:style-name="ce10" office:value-type="string" office:string-value=""/>
          <table:table-cell table:style-name="ce10" table:formula="of:=[.M16]"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tailer.">
            <text:p>The retai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anufacturerParty">
            <text:p>ManufacturerParty</text:p>
          </table:table-cell>
          <table:table-cell table:style-name="ce10" office:value-type="string" office:string-value="Instruction For Returns. Manufacturer_ Party. Party">
            <text:p>Instruction For Returns. Manufacturer_ Party. Party</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Manufacturer">
            <text:p>Manufactur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manufacturer.">
            <text:p>The manufactu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hipment">
            <text:p>Shipment</text:p>
          </table:table-cell>
          <table:table-cell table:style-name="ce10" office:value-type="string" office:string-value="Instruction For Returns. Shipment">
            <text:p>Instruction For Returns. Shipment</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hipment.">
            <text:p>The ship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An association to a Shipment detail. to An association to Shipment. ">
            <text:p>Changes for UBL 2.0 Update Package: Definition changed from <text:s/>An association to a Shipment detail. <text:s/>to <text:s/>An association to Shipment. </text:p>
          </table:table-cell>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nstructionForReturnsLine">
            <text:p>InstructionForReturnsLine</text:p>
          </table:table-cell>
          <table:table-cell table:style-name="ce10" office:value-type="string" office:string-value="Instruction For Returns. Instruction For Returns Line">
            <text:p>Instruction For Returns. Instruction For Returns Line</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Instruction For Returns Line">
            <text:p>Instruction For Returns Line</text:p>
          </table:table-cell>
          <table:table-cell table:style-name="ce10" office:value-type="string" office:string-value="Instruction For Returns Line">
            <text:p>Instruction For Returns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nstruction For Returns Line">
            <text:p>Instruction For Returns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providing details about one type of article to be returned.">
            <text:p>A line providing details about one type of article to be return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